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5b6f" officeooo:paragraph-rsid="00015b6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5b6f" officeooo:paragraph-rsid="00015b6f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15b6f" officeooo:paragraph-rsid="00015b6f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15b6f" officeooo:paragraph-rsid="0002514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5141"/>
    </style:style>
    <style:style style:name="T3" style:family="text">
      <style:text-properties officeooo:rsid="0002514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PEQUENOS ITENS <text:span text:style-name="T3">INCOMPLETOS</text:span></text:p>
      <text:p text:style-name="P2"/>
      <text:list xml:id="list1747911826963607289" text:style-name="L1">
        <text:list-item>
          <text:p text:style-name="P3"><text:span text:style-name="T1">Parte interna da porta de entrada da sala dos professores da Celina.</text:span></text:p>
        </text:list-item>
        <text:list-item>
          <text:p text:style-name="P3"><text:span text:style-name="T1">Lado interno da grade da escada da diretoria.</text:span></text:p>
        </text:list-item>
        <text:list-item>
          <text:p text:style-name="P3"><text:span text:style-name="T1">Massar e pintar a coluna da área de entrada da secretaria.</text:span></text:p>
        </text:list-item>
        <text:list-item>
          <text:p text:style-name="P4"><text:span text:style-name="T1">Pintar o lado interno dos portões </text:span><text:span text:style-name="T2">da casinha de gás e do porão.</text:span></text:p>
        </text:list-item>
        <text:list-item>
          <text:p text:style-name="P4"><text:span text:style-name="T2">Pintar dentro da casinha de gás.</text:span></text:p>
        </text:list-item>
        <text:list-item>
          <text:p text:style-name="P4"><text:span text:style-name="T2">Mais uma demão de recorte na secretaria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Lianda</meta:initial-creator>
    <meta:creation-date>2015-03-22T09:03:47.420621528</meta:creation-date>
    <dc:date>2015-03-22T09:28:31.869246081</dc:date>
    <dc:creator>Claudio Lianda</dc:creator>
    <meta:editing-duration>PT9M23S</meta:editing-duration>
    <meta:editing-cycles>1</meta:editing-cycles>
    <meta:document-statistic meta:table-count="0" meta:image-count="0" meta:object-count="0" meta:page-count="1" meta:paragraph-count="7" meta:word-count="68" meta:character-count="348" meta:non-whitespace-character-count="292"/>
    <meta:generator>LibreOffice/4.2.7.2$Linux_x86 LibreOffice_project/420m0$Build-2</meta:generator>
  </office:meta>
</office:document-meta>
</file>